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16.284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0.035cm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16.284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0.035cm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16.284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0.035cm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16.284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0.035cm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16.284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0.035cm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16.284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0.035cm solid #000000" style:writing-mode="lr-tb"/>
    </style:style>
    <style:style style:name="Tableau7" style:family="table">
      <style:table-properties style:width="16.284cm" fo:margin-left="-0.208cm" table:align="left" style:writing-mode="lr-tb"/>
    </style:style>
    <style:style style:name="Tableau7.A" style:family="table-column">
      <style:table-column-properties style:column-width="16.284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0.035cm solid #000000" style:writing-mode="lr-tb"/>
    </style:style>
    <style:style style:name="Tableau8" style:family="table">
      <style:table-properties style:width="16.284cm" fo:margin-left="-0.208cm" table:align="left" style:writing-mode="lr-tb"/>
    </style:style>
    <style:style style:name="Tableau8.A" style:family="table-column">
      <style:table-column-properties style:column-width="16.284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0.035cm solid #000000" style:writing-mode="lr-tb"/>
    </style:style>
    <style:style style:name="Tableau9" style:family="table">
      <style:table-properties style:width="16.284cm" fo:margin-left="-0.208cm" table:align="left" style:writing-mode="lr-tb"/>
    </style:style>
    <style:style style:name="Tableau9.A" style:family="table-column">
      <style:table-column-properties style:column-width="16.284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0.035cm solid #000000" style:writing-mode="lr-tb"/>
    </style:style>
    <style:style style:name="P1" style:family="paragraph" style:parent-style-name="Standard">
      <style:text-properties fo:language="en" fo:country="GB"/>
    </style:style>
    <style:style style:name="P2" style:family="paragraph" style:parent-style-name="Standard">
      <style:paragraph-properties style:snap-to-layout-grid="false"/>
      <style:text-properties fo:language="en" fo:country="GB"/>
    </style:style>
    <style:style style:name="P3" style:family="paragraph" style:parent-style-name="Standard" style:list-style-name="WW8Num1">
      <style:text-properties fo:language="en" fo:country="GB"/>
    </style:style>
    <style:style style:name="P4" style:family="paragraph" style:parent-style-name="Standard">
      <style:text-properties fo:language="en" fo:country="GB" fo:background-color="#ffff00"/>
    </style:style>
    <style:style style:name="P5" style:family="paragraph" style:parent-style-name="Standard">
      <style:text-properties fo:font-size="10pt" fo:language="en" fo:country="GB" style:font-size-asian="10pt" style:font-size-complex="10pt"/>
    </style:style>
    <style:style style:name="P6" style:family="paragraph" style:parent-style-name="Standard">
      <style:text-properties fo:language="en" fo:country="none"/>
    </style:style>
    <style:style style:name="P7" style:family="paragraph" style:parent-style-name="Standard">
      <style:text-properties style:font-name="Courier New" fo:font-size="8pt" fo:language="en" fo:country="GB" style:font-size-asian="8pt" style:font-name-complex="Courier New" style:font-size-complex="8pt"/>
    </style:style>
    <style:style style:name="P8" style:family="paragraph" style:parent-style-name="Standard">
      <style:paragraph-properties style:snap-to-layout-grid="false"/>
      <style:text-properties style:font-name="Courier New" fo:font-size="8pt" fo:language="en" fo:country="GB" style:font-size-asian="8pt" style:font-name-complex="Courier New" style:font-size-complex="8pt"/>
    </style:style>
    <style:style style:name="P9" style:family="paragraph" style:parent-style-name="Standard">
      <style:text-properties style:font-name="Courier New" fo:font-size="8pt" fo:language="en" fo:country="GB" fo:background-color="#00ff00" style:font-size-asian="8pt" style:font-name-complex="Courier New" style:font-size-complex="8pt"/>
    </style:style>
    <style:style style:name="P10" style:family="paragraph" style:parent-style-name="Standard">
      <style:text-properties style:text-line-through-style="solid" style:font-name="Courier New" fo:font-size="8pt" fo:language="en" fo:country="GB" fo:background-color="#ffff00" style:font-size-asian="8pt" style:font-name-complex="Courier New" style:font-size-complex="8pt"/>
    </style:style>
    <style:style style:name="P11" style:family="paragraph" style:parent-style-name="Standard">
      <style:text-properties fo:color="#000000" style:font-name="Courier" fo:font-size="10pt" fo:language="en" fo:country="GB" style:font-size-asian="10pt" style:font-size-complex="10pt"/>
    </style:style>
    <style:style style:name="P12" style:family="paragraph" style:parent-style-name="Standard">
      <style:paragraph-properties style:line-height-at-least="0.423cm" style:text-autospace="none"/>
      <style:text-properties fo:color="#000000" style:font-name="Courier" fo:font-size="10pt" fo:language="en" fo:country="GB" style:font-size-asian="10pt" style:font-size-complex="10pt"/>
    </style:style>
    <style:style style:name="P13" style:family="paragraph" style:parent-style-name="Standard">
      <style:text-properties fo:color="#000000" style:font-name="Tms Rmn" fo:language="en" fo:country="GB"/>
    </style:style>
    <style:style style:name="P14" style:family="paragraph" style:parent-style-name="Standard">
      <style:paragraph-properties style:line-height-at-least="0.423cm" style:text-autospace="none"/>
      <style:text-properties fo:color="#000000" style:font-name="Tms Rmn" fo:language="en" fo:country="GB"/>
    </style:style>
    <style:style style:name="P15" style:family="paragraph" style:parent-style-name="Standard" style:list-style-name="WW8Num2"/>
    <style:style style:name="P16" style:family="paragraph" style:parent-style-name="Standard">
      <style:paragraph-properties fo:margin-top="0cm" fo:margin-bottom="0.423cm"/>
    </style:style>
    <style:style style:name="P17" style:family="paragraph" style:parent-style-name="Standard">
      <style:paragraph-properties fo:margin-top="0cm" fo:margin-bottom="0.423cm"/>
      <style:text-properties fo:language="en" fo:country="GB"/>
    </style:style>
    <style:style style:name="P18" style:family="paragraph" style:parent-style-name="Standard">
      <style:paragraph-properties fo:margin-left="1.27cm" fo:margin-right="0cm" fo:text-indent="0cm" style:auto-text-indent="false"/>
      <style:text-properties fo:language="en" fo:country="GB"/>
    </style:style>
    <style:style style:name="P19" style:family="paragraph" style:parent-style-name="Standard">
      <style:paragraph-properties fo:margin-left="1.27cm" fo:margin-right="0cm" style:line-height-at-least="0.423cm" fo:text-indent="0cm" style:auto-text-indent="false" style:text-autospace="none"/>
      <style:text-properties fo:color="#000000" style:font-name="Courier" fo:language="en" fo:country="GB"/>
    </style:style>
    <style:style style:name="P20" style:family="paragraph" style:parent-style-name="Standard">
      <style:paragraph-properties fo:margin-left="0.635cm" fo:margin-right="0cm" fo:text-indent="0cm" style:auto-text-indent="false"/>
    </style:style>
    <style:style style:name="P21" style:family="paragraph" style:parent-style-name="Heading_20_2">
      <style:text-properties fo:language="en" fo:country="GB"/>
    </style:style>
    <style:style style:name="P22" style:family="paragraph" style:parent-style-name="Heading_20_1">
      <style:text-properties fo:language="en" fo:country="GB"/>
    </style:style>
    <style:style style:name="P23" style:family="paragraph" style:parent-style-name="Heading_20_1" style:master-page-name="Standard">
      <style:paragraph-properties style:page-number="auto"/>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background-color="#ffff00"/>
    </style:style>
    <style:style style:name="T4" style:family="text">
      <style:text-properties fo:font-size="10pt" fo:language="en" fo:country="GB" style:font-size-asian="10pt" style:font-size-complex="10pt"/>
    </style:style>
    <style:style style:name="T5" style:family="text">
      <style:text-properties style:font-name="Courier New" fo:font-size="8pt" fo:language="en" fo:country="GB" style:font-size-asian="8pt" style:font-name-complex="Courier New" style:font-size-complex="8pt"/>
    </style:style>
    <style:style style:name="T6" style:family="text">
      <style:text-properties style:font-name="Courier New" fo:font-size="8pt" fo:language="en" fo:country="GB" fo:background-color="#00ff00" style:font-size-asian="8pt" style:font-name-complex="Courier New" style:font-size-complex="8pt"/>
    </style:style>
    <style:style style:name="T7" style:family="text">
      <style:text-properties style:text-line-through-style="solid" style:font-name="Courier New" fo:font-size="8pt" fo:language="en" fo:country="GB" fo:background-color="#ffff00" style:font-size-asian="8pt" style:font-name-complex="Courier New" style:font-size-complex="8pt"/>
    </style:style>
    <style:style style:name="T8" style:family="text">
      <style:text-properties style:text-line-through-style="solid" style:font-name="Courier New" fo:font-size="8pt" fo:language="en" fo:country="GB" style:font-size-asian="8pt" style:font-name-complex="Courier New" style:font-size-complex="8pt"/>
    </style:style>
    <style:style style:name="T9"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ernalSource</text:h>
      <text:p text:style-name="Standard"><text:a xlink:type="simple" xlink:href="http://sourceforge.net/mailarchive/forum.php?thread_name=33bd05330802110813j661fd1c6wa0978880ed0eae70%40mail.gmail.com&amp;forum_name=oorexx-devel"><text:span text:style-name="Internet_20_link"><text:span text:style-name="T1">http://sourceforge.net/mailarchive/forum.php?thread_name=33bd05330802110813j661fd1c6wa0978880ed0eae70%40mail.gmail.com&amp;forum_name=oorexx-devel</text:span></text:span></text:a></text:p>
      <text:p text:style-name="P1"> </text:p>
      <text:p text:style-name="P1">There is an object underlying the Method class (and the soon to be<text:line-break/>introduced Routine class) that's known internally as the "RexxSource"<text:line-break/>class. The RexxSource class is used behind the scenes to control a lot of<text:line-break/>what goes on when Rexx programs run, and a lot of the class and routine<text:line-break/>resolution is handled by a source object. It's sort of "central casting"<text:line-break/>for a loaded program. A single source object instance gets created for any<text:line-break/>running program, and any ::METHODs or ::ROUTINEs created in that context all<text:line-break/>point to the single source object. For example,<text:line-break/><text:line-break/><text:line-break/>--a test program<text:line-break/>say "hello"<text:line-break/>::requires "foo.cls"<text:line-break/>::requires "bar.cls"<text:line-break/>::method unattached<text:line-break/>...<text:line-break/>::class someotherclass<text:line-break/>::method init<text:line-break/><text:line-break/>::routine sayHello<text:line-break/><text:line-break/>There's a single source object created for this program. The main program<text:line-break/>sectio and all of the ::methods and ::routines contain a reference back to<text:line-break/>that source object. The source object is responsible for creating any<text:line-break/>classes defined in the file, and is responsible for loading any ::REQUIRES<text:line-break/>files and maintaining the imported PUBLIC routines and classes from the<text:line-break/>requires file. There are a number of possibilities for introducing dynamic<text:line-break/>loading capabilities similar to Java classloading that would be enabled by<text:line-break/>making this source object available as a real Rexx class. For example,<text:line-break/>Moritz Hoffmann has been working on a packaging scheme that would allow Rexx<text:line-break/>applications to be bundled as a zip archive. He's run into problems with<text:line-break/>the implementation because he didn't have access to some of the lower level<text:line-break/>activities of the interpreter. Introducing the concept of a resolution<text:line-break/>framework makes a lot of these things fairly simple operations and give an<text:line-break/>access point for defining additional capabilities as needed. There are a<text:line-break/>few things that need to be worked out first.<text:line-break/><text:line-break/><text:line-break/>1. What to call this "thing"? Internally, it's called the "source".<text:line-break/>Not sure I like that name for a number of reasons. One problem is there are<text:line-break/>elements that might not have source code available, but the other resolution<text:line-break/>aspects still apply. For example, programs compiled with rexxc. "context",<text:line-break/>"resolver", and "program" are other names I've considered. None of these<text:line-break/>particularly jump out at me either.<text:line-break/><text:soft-page-break/>2. What methods should we support? Access to methods, routines, and<text:line-break/>classes defined by this "thing" seem to be a given. Access to routines and<text:line-break/>classes imported from requires files also seems like a given. To help<text:line-break/>fulfill the role as a class loader, methods to resolve a class or a routine<text:line-break/>from this source would be required. Access to all of the loaded ::requires<text:line-break/>files seems like another given and the ability to request that a requires<text:line-break/>file be dynamically loaded into the context would be nice. It might also be<text:line-break/>nice to have a sort of "super sourceline()" method that can extract source<text:line-break/>lines from the entire program structure.<text:line-break/>3. How to get access to source object? If you have a reference to a<text:line-break/>Routine or Method instance, a method on those instances would return the<text:line-break/>backing source object. That's pretty easy. However, it would be really<text:line-break/>nice if any running program could access the routine or method associated<text:line-break/>with the currently running code. I think a "dot" variable would work well<text:line-break/>here. The only issue is what to name it. Perhaps ".self", though that<text:line-break/>might be confusing since it has a different meaning from "self".</text:p>
      <text:p text:style-name="P1"> </text:p>
      <text:h text:style-name="P22" text:outline-level="1">PACKAGE directive</text:h>
      <text:p text:style-name="P1">JLF (fix me) </text:p>
      <text:p text:style-name="P1">The ::package directive discussed above does not exist in ooRexx4.0.0. </text:p>
      <text:p text:style-name="P1">We have </text:p>
      <text:p text:style-name="P1">::ATTRIBUTE name EXTERNAL "LIBRARY mylib mymethod"</text:p>
      <text:p text:style-name="P1">::METHOD name EXTERNAL "LIBRARY mylib mymethod"</text:p>
      <text:p text:style-name="P1">::REQUIRES "programname" LIBRARY</text:p>
      <text:p text:style-name="P1"/>
      <text:p text:style-name="P1"/>
      <text:p text:style-name="Standard"><text:a xlink:type="simple" xlink:href="http://sourceforge.net/mailarchive/forum.php?thread_name=4a514c440802050725u52c23065s4ac56a46d97bba20%40mail.gmail.com&amp;forum_name=oorexx-devel"><text:span text:style-name="Internet_20_link"><text:span text:style-name="T1">http://sourceforge.net/mailarchive/forum.php?thread_name=4a514c440802050725u52c23065s4ac56a46d97bba20%40mail.gmail.com&amp;forum_name=oorexx-devel</text:span></text:span></text:a></text:p>
      <text:p text:style-name="P1"> </text:p>
      <text:p text:style-name="P5">From: Moritz Hoffmann &lt;antiguru@gm...&gt; - 2008-02-05 15:25</text:p>
      <text:p text:style-name="P17">Hi all,<text:line-break/>some time ago a task was submitted to the ooRexx project saying to add<text:line-break/>a ::PACKAGE directive. Can someone please explain what the directive<text:line-break/>does? When looking at the 4.0 code base I see that there is a<text:line-break/>PackageManager managing Package instances. Packages are created by the<text:line-break/>parser for ::PACKAGE directives. What I wonder is how classes, methods<text:line-break/>and routines are handled that are part of a package. Thanks a lot!<text:line-break/>Moritz<text:line-break/>-- <text:line-break/>Moritz Hoffmann;<text:line-break/>http://antiguru.de/ </text:p>
      <text:p text:style-name="P1"> </text:p>
      <text:p text:style-name="P6"> </text:p>
      <text:p text:style-name="Standard"><text:a xlink:type="simple" xlink:href="http://sourceforge.net/mailarchive/message.php?msg_name=33bd05330802050742r1c577037y3c46210694e21201%40mail.gmail.com"><text:span text:style-name="Internet_20_link"><text:span text:style-name="T2">Re: [Oorexx-devel] ::PACKAGE directive</text:span></text:span></text:a></text:p>
      <text:p text:style-name="Standard"><text:span text:style-name="T4">From: Rick McGuire &lt;object.rexx@gm...&gt; - 2008-02-05 15:42</text:span><text:span text:style-name="T1"><text:line-break/><text:line-break/>I'm currently working on pulling this in to the trunk code right now.<text:line-break/>::PACKAGE is somewhat similar to a ::REQUIRES statement, but identifies a<text:line-break/>native code library that the program needs in order to function. This<text:line-break/>serves two purposes 1) as a replacement for RxFuncAdd/*LoadFuncs type calls<text:line-break/>currently used in programs and 2) as a mechanism for loading libraries of<text:line-break/>native methods that can be used in class definitions.<text:line-break/><text:line-break/>Unlike RxFuncAdd() (but like ::REQUIRES), an error will be raised<text:line-break/>immediately if the package cannot be loaded. The package loading occurs<text:line-break/>only in the local process (unlike RxFuncAdd() which registers things<text:line-break/>globally). I've based a lot of this off of the mechanism used for PHP<text:line-break/>extension packages. When a package is loaded, a particular named entry<text:line-break/>point is used to obtain a table of all of the functions and methods<text:line-break/>contained within the package (and the entry points).<text:line-break/><text:line-break/>For functions, the functions are available in the process once the package<text:line-break/>is loaded (just as if you'd used RxFuncAdd). The methods can be referenced<text:line-break/>using ::method directives to map a method definition to a package entry.<text:line-break/></text:span><text:soft-page-break/><text:span text:style-name="T1">This is similar to what is currently available (and not documented) in the<text:line-break/>current releases. for example, here's the class definition from the regex<text:line-break/>class:<text:line-break/><text:line-break/>::CLASS 'RegularExpression' PUBLIC<text:line-break/><text:line-break/>::METHOD New CLASS<text:line-break/>Signal On Syntax<text:line-break/>Forward Class(Super)<text:line-break/><text:line-break/>Syntax:<text:line-break/>Raise Propagate<text:line-break/><text:line-break/>/* Library name RXREGEXP must be in lower case for UNIX */<text:line-break/>::METHOD INIT EXTERNAL "LIBRARY rxregexp RegExp_Init"<text:line-break/>::METHOD UNINIT EXTERNAL "LIBRARY rxregexp RegExp_Uninit"<text:line-break/>::METHOD PARSE EXTERNAL "LIBRARY rxregexp RegExp_Parse"<text:line-break/>::METHOD MATCH EXTERNAL "LIBRARY rxregexp RegExp_Match"<text:line-break/>::METHOD POS EXTERNAL "LIBRARY rxregexp RegExp_Pos"<text:line-break/><text:line-break/>::METHOD POSITION<text:line-break/>expose !POS<text:line-break/>return !POS<text:line-break/><text:line-break/>The method definitions with the EXTERNAL keyword refer to native methods<text:line-break/>contained with a DLL. There are a lot of other changes going on around the<text:line-break/>package manager that interact with the new API set.</text:span></text:p>
      <text:p text:style-name="P18"> </text:p>
      <text:p text:style-name="P1"> </text:p>
      <text:h text:style-name="P22" text:outline-level="1">Package : dynamic requires</text:h>
      <text:p text:style-name="Standard"><text:a xlink:type="simple" xlink:href="https://sourceforge.net/tracker/index.php?func=detail&amp;aid=2774979&amp;group_id=119701&amp;atid=684730"><text:span text:style-name="Internet_20_link"><text:span text:style-name="T1">https://sourceforge.net/tracker/index.php?func=detail&amp;aid=2774979&amp;group_id=119701&amp;atid=684730</text:span></text:span></text:a></text:p>
      <text:p text:style-name="P1"> </text:p>
      <text:p text:style-name="P1">If you wish to perform a dynamic ::requires, you can use <text:line-break/><text:line-break/>.context~package~loadPackage("oodialog.cls")</text:p>
      <text:h text:style-name="P22" text:outline-level="1">Run package prolog code on a per-instance basis</text:h>
      <text:p text:style-name="P1">Dimanche 5 avril 2009</text:p>
      <text:p text:style-name="P1"> </text:p>
      <text:p text:style-name="P1">From Rick :</text:p>
      <text:p text:style-name="P1">Ok, I've come up with a compromise.  Packages are still loaded and maintained on a process basis, but each interpreter instance will maintain a list of packages that is used by code running in the instance and will ensure that the prologue code gets run when the package is first requested by the instance.  Since .local is also maintained on an instance basis, this should fix the behavioral problems you're seeing.  And the code refactoring required to implement this fixed a couple of things I was not happy about in the package manager code, so this is definitely a win-win.</text:p>
      <text:h text:style-name="P21" text:outline-level="2">interpreter/api/ThreadContextStubs.cpp</text:h>
      <table:table table:name="Tableau1" table:style-name="Tableau1">
        <table:table-column table:style-name="Tableau1.A"/>
        <table:table-row table:style-name="Tableau1.1">
          <table:table-cell table:style-name="Tableau1.A1" office:value-type="string">
            <text:p text:style-name="P8">RexxPackageObject RexxEntry LoadPackage(RexxThreadContext *c, CSTRING n)</text:p>
            <text:p text:style-name="P7">{</text:p>
            <text:p text:style-name="P7">    ApiContext context(c);</text:p>
            <text:p text:style-name="P7">    try</text:p>
            <text:p text:style-name="P7">    {</text:p>
            <text:p text:style-name="Standard"><text:span text:style-name="T5">        </text:span><text:span text:style-name="T7">ProtectedObject package;</text:span></text:p>
            <text:p text:style-name="P7">        RexxString *name = new_string(n);</text:p>
            <text:p text:style-name="P7">        RexxString *resolvedName = context.activity-&gt;getInstance()-&gt;resolveProgramName(name, OREF_NULL, OREF_NULL);</text:p>
            <text:p text:style-name="P7"> </text:p>
            <text:p text:style-name="P7">        // convert the name to a string instance, and check the environments.</text:p>
            <text:p text:style-name="Standard"><text:span text:style-name="T5">        return (RexxPackageObject)context.ret(</text:span><text:span text:style-name="T7">PackageManager::</text:span><text:span text:style-name="T6">context.activity-&gt;getInstance()-&gt;</text:span><text:span text:style-name="T5">loadRequires(context.activity, name, resolvedName</text:span><text:span text:style-name="T7">, package</text:span><text:span text:style-name="T5">));</text:span></text:p>
            <text:p text:style-name="P7">    }</text:p>
            <text:p text:style-name="P7">    catch (RexxNativeActivation *)</text:p>
            <text:p text:style-name="P7">    {</text:p>
            <text:p text:style-name="P7">    }</text:p>
            <text:p text:style-name="P7">    return NULLOBJECT;</text:p>
            <text:p text:style-name="P7">}</text:p>
            <text:p text:style-name="P7"> </text:p>
            <text:p text:style-name="P7">RexxPackageObject RexxEntry LoadPackageFromData(RexxThreadContext *c, CSTRING n, CSTRING d, size_t l)</text:p>
            <text:p text:style-name="P7">{</text:p>
            <text:p text:style-name="P7">    ApiContext context(c);</text:p>
            <text:p text:style-name="P7">    try</text:p>
            <text:p text:style-name="P7">    {</text:p>
            <text:p text:style-name="Standard"><text:span text:style-name="T8">        </text:span><text:span text:style-name="T7">ProtectedObject package;</text:span></text:p>
            <text:p text:style-name="P10">        return (RexxPackageObject)PackageManager::loadRequires(context.activity, new_string(n), d, l, package);</text:p>
            <text:p text:style-name="Standard"><text:span text:style-name="T5">        </text:span><text:span text:style-name="T6">return (RexxPackageObject)context.activity-&gt;getInstance()-&gt;loadRequires(context.activity, new_string(n), d, l);</text:span></text:p>
            <text:p text:style-name="P7">    }</text:p>
            <text:p text:style-name="P7">    catch (RexxNativeActivation *)</text:p>
            <text:p text:style-name="P7">    {</text:p>
            <text:p text:style-name="P7">    }</text:p>
            <text:p text:style-name="P7">    return NULLOBJECT;</text:p>
            <text:p text:style-name="P7">}</text:p>
          </table:table-cell>
        </table:table-row>
      </table:table>
      <text:p text:style-name="P1"> </text:p>
      <text:h text:style-name="P21" text:outline-level="2">interpreter/classes/PackageClass.cpp</text:h>
      <table:table table:name="Tableau2" table:style-name="Tableau2">
        <table:table-column table:style-name="Tableau2.A"/>
        <table:table-row table:style-name="Tableau2.1">
          <table:table-cell table:style-name="Tableau2.A1" office:value-type="string">
            <text:p text:style-name="P8">PackageClass *PackageClass::loadPackage(RexxString *name, RexxArray *s)</text:p>
            <text:p text:style-name="P7">{</text:p>
            <text:p text:style-name="P7">    // make sure we have a valid name and delegate to the source object</text:p>
            <text:p text:style-name="P7">    name = stringArgument(name, 1);</text:p>
            <text:p text:style-name="P7">    // if no source provided, this comes from a file</text:p>
            <text:p text:style-name="P7">    if (s == OREF_NULL)</text:p>
            <text:p text:style-name="P7">    {</text:p>
            <text:p text:style-name="Standard"><text:span text:style-name="T5">        return source-&gt;</text:span><text:span text:style-name="T7">loadRequired</text:span><text:span text:style-name="T6">loadRequires</text:span><text:span text:style-name="T5">(</text:span><text:span text:style-name="T6">ActivityManager::currentActivity,</text:span><text:span text:style-name="T5"> name) ;</text:span></text:p>
            <text:p text:style-name="P7">    }</text:p>
            <text:p text:style-name="P7">    else</text:p>
            <text:p text:style-name="P7">    {</text:p>
            <text:p text:style-name="P7">        s = arrayArgument(s, "source");</text:p>
            <text:p text:style-name="Standard"><text:soft-page-break/><text:span text:style-name="T5">        return source-&gt;</text:span><text:span text:style-name="T7">loadRequired</text:span><text:span text:style-name="T6">loadRequires</text:span><text:span text:style-name="T5">(</text:span><text:span text:style-name="T6">ActivityManager::currentActivity,</text:span><text:span text:style-name="T5"> name, s) ;</text:span></text:p>
            <text:p text:style-name="P7">    }</text:p>
            <text:p text:style-name="P7">}</text:p>
          </table:table-cell>
        </table:table-row>
      </table:table>
      <text:p text:style-name="P1"> </text:p>
      <table:table table:name="Tableau3" table:style-name="Tableau3">
        <table:table-column table:style-name="Tableau3.A"/>
        <table:table-row table:style-name="Tableau3.1">
          <table:table-cell table:style-name="Tableau3.A1" office:value-type="string">
            <text:p text:style-name="P8">PackageClass *PackageClass::newRexx(</text:p>
            <text:p text:style-name="P7">    RexxObject **init_args,            /* subclass init arguments           */</text:p>
            <text:p text:style-name="P7">    size_t       argCount)             /* number of arguments passed        */</text:p>
            <text:p text:style-name="P7">/******************************************************************************/</text:p>
            <text:p text:style-name="P7">/* Function:  Create a new packag from REXX code contained in a file or an    */</text:p>
            <text:p text:style-name="P7">/*            array                                                           */</text:p>
            <text:p text:style-name="P7">/******************************************************************************/</text:p>
            <text:p text:style-name="P7">{</text:p>
            <text:p text:style-name="P7">    RexxObject *pgmname;                 /* method name                       */</text:p>
            <text:p text:style-name="P7">    RexxObject *_source;                  /* Array or string object            */</text:p>
            <text:p text:style-name="P7">    size_t initCount = 0;                /* count of arguments we pass along  */</text:p>
            <text:p text:style-name="Standard"><text:span text:style-name="T5">    </text:span><text:span text:style-name="T6">RexxActivity *activity = ActivityManager::currentActivity;</text:span></text:p>
            <text:p text:style-name="P9">    InterpreterInstance *instance = activity-&gt;getInstance();</text:p>
            <text:p text:style-name="P7">                                         /* break up the arguments            */</text:p>
            <text:p text:style-name="P7"> </text:p>
            <text:p text:style-name="P7">    RexxClass::processNewArgs(init_args, argCount, &amp;init_args, &amp;initCount, 2, (RexxObject **)&amp;pgmname, (RexxObject **)&amp;_source);</text:p>
            <text:p text:style-name="P7"> </text:p>
            <text:p text:style-name="P7">    PackageClass *package = OREF_NULL;</text:p>
            <text:p text:style-name="P7"> </text:p>
            <text:p text:style-name="Standard"><text:span text:style-name="T5">    </text:span><text:span text:style-name="T7">ProtectedObject p;</text:span></text:p>
            <text:p text:style-name="P7"> </text:p>
            <text:p text:style-name="P7">    /* get the package name as a string   */</text:p>
            <text:p text:style-name="P7">    RexxString *nameString = stringArgument(pgmname, "name");</text:p>
            <text:p text:style-name="P7">    if (_source == OREF_NULL)</text:p>
            <text:p text:style-name="P7">    {</text:p>
            <text:p text:style-name="Standard"><text:span text:style-name="T8">        </text:span><text:span text:style-name="T7">RexxString *resolvedName = ActivityManager::currentActivity-&gt;getInstance()-&gt;resolveProgramName(nameString, OREF_NULL, OREF_NULL);</text:span></text:p>
            <text:p text:style-name="P10">        package = PackageManager::loadRequires(ActivityManager::currentActivity, nameString, resolvedName, p);</text:p>
            <text:p text:style-name="Standard"><text:span text:style-name="T5">        </text:span><text:span text:style-name="T6">// if no directly provided source, resolve the name in the global context and have the instance</text:span></text:p>
            <text:p text:style-name="P9">        // load the file.</text:p>
            <text:p text:style-name="P9">        RexxString *resolvedName = instance-&gt;resolveProgramName(nameString, OREF_NULL, OREF_NULL);</text:p>
            <text:p text:style-name="P9">        package = instance-&gt;loadRequires(activity, nameString, resolvedName);</text:p>
            <text:p text:style-name="P7">    }</text:p>
            <text:p text:style-name="P7">    else</text:p>
            <text:p text:style-name="P7">    {</text:p>
            <text:p text:style-name="Standard"><text:span text:style-name="T5">        </text:span><text:span text:style-name="T6">// add this to the instance context</text:span></text:p>
            <text:p text:style-name="P7">        RexxArray *sourceArray = arrayArgument(_source, "source");</text:p>
            <text:p text:style-name="Standard"><text:span text:style-name="T5">        package = </text:span><text:span text:style-name="T7">PackageManager::</text:span><text:span text:style-name="T6">instance-&gt;</text:span><text:span text:style-name="T5">loadRequires(</text:span><text:span text:style-name="T7">ActivityManager::currentActivity</text:span><text:span text:style-name="T6">activity</text:span><text:span text:style-name="T5">, nameString, sourceArray</text:span><text:span text:style-name="T7">, p</text:span><text:span text:style-name="T5">);</text:span></text:p>
            <text:p text:style-name="P7">    }</text:p>
            <text:p text:style-name="P7"> </text:p>
            <text:p text:style-name="P7">    /* Give new object its behaviour     */</text:p>
            <text:p text:style-name="P7">    package-&gt;setBehaviour(((RexxClass *)this)-&gt;getInstanceBehaviour());</text:p>
            <text:p text:style-name="P7">    if (((RexxClass *)this)-&gt;hasUninitDefined())</text:p>
            <text:p text:style-name="P7">    {</text:p>
            <text:p text:style-name="P7">        package-&gt;hasUninit();         /* Make sure everyone is notified.   */</text:p>
            <text:p text:style-name="P7">    }</text:p>
            <text:p text:style-name="P7">    /* now send an INIT message          */</text:p>
            <text:p text:style-name="P7">    package-&gt;sendMessage(OREF_INIT, init_args, initCount);</text:p>
            <text:p text:style-name="P7">    return package;                      /* return the new method             */</text:p>
            <text:p text:style-name="P7">}</text:p>
          </table:table-cell>
        </table:table-row>
      </table:table>
      <text:p text:style-name="P1"> </text:p>
      <text:h text:style-name="P21" text:outline-level="2">interpreter/execution/RexxActivation.cpp</text:h>
      <table:table table:name="Tableau4" table:style-name="Tableau4">
        <table:table-column table:style-name="Tableau4.A"/>
        <table:table-row table:style-name="Tableau4.1">
          <table:table-cell table:style-name="Tableau4.A1" office:value-type="string">
            <text:p text:style-name="P8">PackageClass *RexxActivation::loadRequired(RexxString *target, RexxInstruction *instruction)</text:p>
            <text:p text:style-name="P7">{</text:p>
            <text:p text:style-name="P7">    // this will cause the correct location to be used for error reporting</text:p>
            <text:p text:style-name="P7">    this-&gt;current = instruction;</text:p>
            <text:p text:style-name="P7"> </text:p>
            <text:p text:style-name="P7">    // the loading/merging is done by the source object</text:p>
            <text:p text:style-name="Standard"><text:span text:style-name="T5">    return getSourceObject()-&gt;</text:span><text:span text:style-name="T7">loadRequired</text:span><text:span text:style-name="T6">loadRequires</text:span><text:span text:style-name="T5">(</text:span><text:span text:style-name="T6">activity,</text:span><text:span text:style-name="T5"> target);</text:span></text:p>
            <text:p text:style-name="P7">}</text:p>
          </table:table-cell>
        </table:table-row>
      </table:table>
      <text:p text:style-name="P1"> </text:p>
      <text:h text:style-name="P21" text:outline-level="2"><text:soft-page-break/>interpreter/instructions/RequiresDirective.cpp</text:h>
      <table:table table:name="Tableau5" table:style-name="Tableau5">
        <table:table-column table:style-name="Tableau5.A"/>
        <table:table-row table:style-name="Tableau5.1">
          <table:table-cell table:style-name="Tableau5.A1" office:value-type="string">
            <text:p text:style-name="P8">void RequiresDirective::install(RexxActivation *context)</text:p>
            <text:p text:style-name="P7">{</text:p>
            <text:p text:style-name="Standard"><text:span text:style-name="T5">    context-&gt;</text:span><text:span text:style-name="T7">loadRequired</text:span><text:span text:style-name="T6">loadRequires</text:span><text:span text:style-name="T5">(name, this);</text:span></text:p>
            <text:p text:style-name="P7">}</text:p>
          </table:table-cell>
        </table:table-row>
      </table:table>
      <text:p text:style-name="P1"> </text:p>
      <text:h text:style-name="Heading_20_2" text:outline-level="2">interpreter/package/PackageManager.cpp et .hpp</text:h>
      <table:table table:name="Tableau6" table:style-name="Tableau6">
        <table:table-column table:style-name="Tableau6.A"/>
        <table:table-row table:style-name="Tableau6.1">
          <table:table-cell table:style-name="Tableau6.A1" office:value-type="string">
            <text:p text:style-name="P2">4338 vs 4339</text:p>
            <text:p text:style-name="P1"> </text:p>
            <text:p text:style-name="P1">    // we place the code in the package table so we have</text:p>
            <text:p text:style-name="P1">    // access to it to run the prologue code in other instances</text:p>
            <text:p text:style-name="P1">    // We also add this before running the prolog in case another</text:p>
            <text:p text:style-name="P1">    // thread tries to load the same thing.</text:p>
            <text:p text:style-name="P1"> </text:p>
            <text:p text:style-name="P1">runRequires supprimé</text:p>
          </table:table-cell>
        </table:table-row>
      </table:table>
      <text:p text:style-name="P1"> </text:p>
      <text:h text:style-name="P21" text:outline-level="2">interpreter/parser/SourceFile.cpp</text:h>
      <table:table table:name="Tableau7" table:style-name="Tableau7">
        <table:table-column table:style-name="Tableau7.A"/>
        <table:table-row table:style-name="Tableau7.1">
          <table:table-cell table:style-name="Tableau7.A1" office:value-type="string">
            <text:p text:style-name="P2">4338 vs 4339</text:p>
            <text:p text:style-name="P1"> </text:p>
            <text:p text:style-name="Standard"><text:span text:style-name="T5">.PackageClass *RexxSource::</text:span><text:span text:style-name="T6">loadRequires(RexxActivity *activity,</text:span><text:span text:style-name="T5"> RexxString *target)</text:span></text:p>
            <text:p text:style-name="P7">{</text:p>
            <text:p text:style-name="Standard"><text:span text:style-name="T5">    </text:span><text:span text:style-name="T6">// we need the instance this is associated with</text:span></text:p>
            <text:p text:style-name="P9">    InterpreterInstance *instance = activity-&gt;getInstance();</text:p>
            <text:p text:style-name="P7"> </text:p>
            <text:p text:style-name="P7">    // get a fully resolved name for this....we might locate this under either name, but the</text:p>
            <text:p text:style-name="P7">    // fully resolved name is generated from this source file context.</text:p>
            <text:p text:style-name="P7">    RexxString *fullName = resolveProgramName(activity, target);</text:p>
            <text:p text:style-name="P7"> </text:p>
            <text:p text:style-name="Standard"><text:span text:style-name="T5">    </text:span><text:span text:style-name="T6">// if we've already loaded this in this instance, just return it.</text:span></text:p>
            <text:p text:style-name="Standard"><text:span text:style-name="T5">    PackageClass *</text:span><text:span text:style-name="T6">package</text:span><text:span text:style-name="T5"> = </text:span><text:span text:style-name="T6">instance</text:span><text:span text:style-name="T5">-&gt;loadRequires(</text:span><text:span text:style-name="T6">activity,</text:span><text:span text:style-name="T5"> target, fullName);</text:span></text:p>
            <text:p text:style-name="P7"> </text:p>
            <text:p text:style-name="Standard"><text:span text:style-name="T5">    if (</text:span><text:span text:style-name="T6">package</text:span><text:span text:style-name="T5"> == OREF_NULL)             /* couldn't create this?             */</text:span></text:p>
            <text:p text:style-name="P7">    {</text:p>
            <text:p text:style-name="P7">        /* report an error                   */</text:p>
            <text:p text:style-name="P7">        reportException(Error_Routine_not_found_requires, target);</text:p>
            <text:p text:style-name="P7">    }</text:p>
            <text:p text:style-name="P7">    // add this to the source context</text:p>
            <text:p text:style-name="Standard"><text:span text:style-name="T5">    addPackage(</text:span><text:span text:style-name="T6">package</text:span><text:span text:style-name="T5">);</text:span></text:p>
            <text:p text:style-name="Standard"><text:span text:style-name="T5">    </text:span><text:span text:style-name="T6">return package;</text:span></text:p>
            <text:p text:style-name="P7">}</text:p>
            <text:p text:style-name="P7"> </text:p>
            <text:p text:style-name="P7"> </text:p>
            <text:p text:style-name="P7">/**</text:p>
            <text:p text:style-name="P7"> * Load a ::REQUIRES directive from an provided source target</text:p>
            <text:p text:style-name="P7"> *</text:p>
            <text:p text:style-name="P7"> * @param target The name of the ::REQUIRES</text:p>
            <text:p text:style-name="P7"> */</text:p>
            <text:p text:style-name="Standard"><text:span text:style-name="T5">PackageClass *RexxSource::</text:span><text:span text:style-name="T6">loadRequires(RexxActivity *activity,</text:span><text:span text:style-name="T5"> RexxString *target, RexxArray *s)</text:span></text:p>
            <text:p text:style-name="P7">{</text:p>
            <text:p text:style-name="Standard"><text:span text:style-name="T5">    </text:span><text:span text:style-name="T6">// we need the instance this is associated with</text:span></text:p>
            <text:p text:style-name="P9">    InterpreterInstance *instance = activity-&gt;getInstance();</text:p>
            <text:p text:style-name="P9"> </text:p>
            <text:p text:style-name="P9">    // if we've already loaded this in this instance, just return it.</text:p>
            <text:p text:style-name="P9">    PackageClass *package = instance-&gt;loadRequires(activity, target, s);</text:p>
            <text:p text:style-name="P9"> </text:p>
            <text:p text:style-name="P9">    if (package == OREF_NULL)             /* couldn't create this?             */</text:p>
            <text:p text:style-name="P7">    {</text:p>
            <text:p text:style-name="P7">        /* report an error                   */</text:p>
            <text:p text:style-name="P7">        reportException(Error_Routine_not_found_requires, target);</text:p>
            <text:p text:style-name="P7">    }</text:p>
            <text:p text:style-name="P7">    // add this to the source context</text:p>
            <text:p text:style-name="Standard"><text:span text:style-name="T5">    addPackage(</text:span><text:span text:style-name="T6">package</text:span><text:span text:style-name="T5">);</text:span></text:p>
            <text:p text:style-name="Standard"><text:span text:style-name="T5">    return </text:span><text:span text:style-name="T6">package</text:span><text:span text:style-name="T5">;</text:span></text:p>
            <text:p text:style-name="P7"><text:soft-page-break/>}</text:p>
          </table:table-cell>
        </table:table-row>
      </table:table>
      <text:p text:style-name="P1"> </text:p>
      <text:h text:style-name="P21" text:outline-level="2">interpreter/runtime/InterpreterInstance.cpp</text:h>
      <table:table table:name="Tableau8" table:style-name="Tableau8">
        <table:table-column table:style-name="Tableau8.A"/>
        <table:table-row table:style-name="Tableau8.1">
          <table:table-cell table:style-name="Tableau8.A1" office:value-type="string">
            <text:p text:style-name="P8"> </text:p>
            <text:p text:style-name="P9">#include "PackageClass.hpp"</text:p>
            <text:p text:style-name="P9">#include "WeakReferenceClass.hpp"</text:p>
            <text:p text:style-name="P7"> </text:p>
            <text:p text:style-name="P7">void InterpreterInstance::live(size_t liveMark)</text:p>
            <text:p text:style-name="P7">/******************************************************************************/</text:p>
            <text:p text:style-name="P7">/* Function:  Normal garbage collection live marking                          */</text:p>
            <text:p text:style-name="P7">/******************************************************************************/</text:p>
            <text:p text:style-name="P7">{</text:p>
            <text:p text:style-name="P7">    memory_mark(rootActivity);</text:p>
            <text:p text:style-name="P7">    memory_mark(allActivities);</text:p>
            <text:p text:style-name="P7">    memory_mark(globalReferences);</text:p>
            <text:p text:style-name="P7">    memory_mark(defaultEnvironment);</text:p>
            <text:p text:style-name="P7">    memory_mark(searchPath);</text:p>
            <text:p text:style-name="P7">    memory_mark(searchExtensions);</text:p>
            <text:p text:style-name="P7">    memory_mark(securityManager);</text:p>
            <text:p text:style-name="P7">    memory_mark(localEnvironment);</text:p>
            <text:p text:style-name="P7">    memory_mark(commandHandlers);</text:p>
            <text:p text:style-name="Standard"><text:span text:style-name="T5">    </text:span><text:span text:style-name="T6">memory_mark(requiresFiles);</text:span></text:p>
            <text:p text:style-name="P7">}</text:p>
            <text:p text:style-name="P7"> </text:p>
            <text:p text:style-name="P7">void InterpreterInstance::initialize(RexxActivity *activity, RexxOption *options)</text:p>
            <text:p text:style-name="P7">{</text:p>
            <text:p text:style-name="P7">    rootActivity = activity;</text:p>
            <text:p text:style-name="P7">    allActivities = new_list();</text:p>
            <text:p text:style-name="P7">    searchExtensions = new_list();     // this will be filled in during options processing</text:p>
            <text:p text:style-name="Standard"><text:span text:style-name="T5">    </text:span><text:span text:style-name="T6">requiresFiles = new_directory();   // our list of loaded requires packages</text:span></text:p>
            <text:p text:style-name="P7">    // this gets added to the entire active list.</text:p>
            <text:p text:style-name="P7">    allActivities-&gt;append((RexxObject *)activity);</text:p>
            <text:p text:style-name="P7">    globalReferences = new_identity_table();</text:p>
            <text:p text:style-name="P7">    // create a default wrapper for this security manager</text:p>
            <text:p text:style-name="P7">    securityManager = new SecurityManager(OREF_NULL);</text:p>
            <text:p text:style-name="P7">    // set the default system address environment (can be overridden by options)</text:p>
            <text:p text:style-name="P7">    defaultEnvironment = SystemInterpreter::getDefaultAddressName();</text:p>
            <text:p text:style-name="P7">    // our list of command handlers (must be done before options are processed)</text:p>
            <text:p text:style-name="P7">    commandHandlers = new_directory();</text:p>
            <text:p text:style-name="P7">    processOptions(options);</text:p>
            <text:p text:style-name="P7">    // do system specific initialization</text:p>
            <text:p text:style-name="P7">    sysInstance.initialize(this, options);</text:p>
            <text:p text:style-name="P7">    // register the system command handlers for this platform.</text:p>
            <text:p text:style-name="P7">    sysInstance.registerCommandHandlers(this);</text:p>
            <text:p text:style-name="P7"> </text:p>
            <text:p text:style-name="P7">    // associate the thread with this instance</text:p>
            <text:p text:style-name="P7">    activity-&gt;setupAttachedActivity(this);</text:p>
            <text:p text:style-name="P7">    // create a local environment</text:p>
            <text:p text:style-name="P7">    localEnvironment = new_directory();</text:p>
            <text:p text:style-name="P7">    // now do the local initialization;</text:p>
            <text:p text:style-name="P7">    Interpreter::initLocal();</text:p>
            <text:p text:style-name="P7">}</text:p>
            <text:p text:style-name="P7"> </text:p>
            <text:p text:style-name="P7"> </text:p>
            <text:p text:style-name="P9">/**</text:p>
            <text:p text:style-name="P9"> * Retrieve a requires file that might be loaded for this</text:p>
            <text:p text:style-name="P9"> * instance.</text:p>
            <text:p text:style-name="P9"> *</text:p>
            <text:p text:style-name="P9"> * @param name   The name used for the requires file.</text:p>
            <text:p text:style-name="P9"> *</text:p>
            <text:p text:style-name="P9"> * @return The loaded requires file, or OREF_NULL if this instance</text:p>
            <text:p text:style-name="P9"> *         has not used the file yet.</text:p>
            <text:p text:style-name="P9"> */</text:p>
            <text:p text:style-name="P9">PackageClass *InterpreterInstance::getRequiresFile(RexxString *name)</text:p>
            <text:p text:style-name="P9">{</text:p>
            <text:p text:style-name="P9">    WeakReference *ref = (WeakReference *)requiresFiles-&gt;get(name);</text:p>
            <text:p text:style-name="P9">    if (ref != OREF_NULL)</text:p>
            <text:p text:style-name="P9">    {</text:p>
            <text:p text:style-name="P9">        PackageClass *resolved = (PackageClass *)ref-&gt;get();</text:p>
            <text:p text:style-name="P9">        if (resolved != OREF_NULL)</text:p>
            <text:p text:style-name="P9">        {</text:p>
            <text:p text:style-name="P9">            return resolved;</text:p>
            <text:p text:style-name="P9">        }</text:p>
            <text:p text:style-name="P9"><text:soft-page-break/>        // this was garbage collected, remove it from the table</text:p>
            <text:p text:style-name="P9">        requiresFiles-&gt;remove(name);</text:p>
            <text:p text:style-name="P9">    }</text:p>
            <text:p text:style-name="P9">    return OREF_NULL;</text:p>
            <text:p text:style-name="P9">}</text:p>
            <text:p text:style-name="P9"> </text:p>
            <text:p text:style-name="P9"> </text:p>
            <text:p text:style-name="P9">/**</text:p>
            <text:p text:style-name="P9"> * Add a package to our cache, using weak references.</text:p>
            <text:p text:style-name="P9"> *</text:p>
            <text:p text:style-name="P9"> * @param shortName The shortName (always provided).</text:p>
            <text:p text:style-name="P9"> * @param fullName  A second, fully resolved alias name.</text:p>
            <text:p text:style-name="P9"> * @param package   The package to add</text:p>
            <text:p text:style-name="P9"> */</text:p>
            <text:p text:style-name="P9">void InterpreterInstance::addRequiresFile(RexxString *shortName, RexxString *fullName, PackageClass *package)</text:p>
            <text:p text:style-name="P9">{</text:p>
            <text:p text:style-name="P9">    WeakReference *ref = new WeakReference(package);</text:p>
            <text:p text:style-name="P9">    requiresFiles-&gt;put(ref, shortName);</text:p>
            <text:p text:style-name="P9">    if (fullName != OREF_NULL)</text:p>
            <text:p text:style-name="P9">    {</text:p>
            <text:p text:style-name="P9">        requiresFiles-&gt;put(ref, fullName);</text:p>
            <text:p text:style-name="P9">    }</text:p>
            <text:p text:style-name="P9">}</text:p>
            <text:p text:style-name="P9"> </text:p>
            <text:p text:style-name="P9"> </text:p>
            <text:p text:style-name="P9">/**</text:p>
            <text:p text:style-name="P9"> * Do the initial run of a ::REQUIRES file.</text:p>
            <text:p text:style-name="P9"> *</text:p>
            <text:p text:style-name="P9"> * @param activity The current activity.</text:p>
            <text:p text:style-name="P9"> * @param name     The name of the requires file.</text:p>
            <text:p text:style-name="P9"> * @param code     The routine instance to run.</text:p>
            <text:p text:style-name="P9"> */</text:p>
            <text:p text:style-name="P9">void InterpreterInstance::runRequires(RexxActivity *activity, RexxString *name, RoutineClass *code)</text:p>
            <text:p text:style-name="P9">{</text:p>
            <text:p text:style-name="P9">    ProtectedObject dummy;</text:p>
            <text:p text:style-name="P9"> </text:p>
            <text:p text:style-name="P9">    // make sure we reference the circular reference stack</text:p>
            <text:p text:style-name="P9">    activity-&gt;addRunningRequires(name);</text:p>
            <text:p text:style-name="P9">    code-&gt;call(activity, name, NULL, 0, dummy);</text:p>
            <text:p text:style-name="P9">                                         /* No longer installing routine.     */</text:p>
            <text:p text:style-name="P9">    activity-&gt;removeRunningRequires(name);</text:p>
            <text:p text:style-name="P9">}</text:p>
            <text:p text:style-name="P9"> </text:p>
            <text:p text:style-name="P9"> </text:p>
            <text:p text:style-name="P9">/**</text:p>
            <text:p text:style-name="P9"> * Load a ::requires file into this interpreter instance.</text:p>
            <text:p text:style-name="P9"> *</text:p>
            <text:p text:style-name="P9"> * @param activity  The current activity we're loading on.,</text:p>
            <text:p text:style-name="P9"> * @param shortName The original short name of this package.</text:p>
            <text:p text:style-name="P9"> * @param fullName  An expanded fully resolved file name.</text:p>
            <text:p text:style-name="P9"> *</text:p>
            <text:p text:style-name="P9"> * @return The loaded package class, if located.</text:p>
            <text:p text:style-name="P9"> */</text:p>
            <text:p text:style-name="P9">PackageClass *InterpreterInstance::loadRequires(RexxActivity *activity, RexxString *shortName, RexxString *fullName)</text:p>
            <text:p text:style-name="P9">{</text:p>
            <text:p text:style-name="P9"> </text:p>
            <text:p text:style-name="P9">    // if we've already loaded this in this instance, just return it.</text:p>
            <text:p text:style-name="P9">    PackageClass *package = getRequiresFile(shortName);</text:p>
            <text:p text:style-name="P9">    if (package != OREF_NULL)</text:p>
            <text:p text:style-name="P9">    {</text:p>
            <text:p text:style-name="P9">        return package;</text:p>
            <text:p text:style-name="P9">    }</text:p>
            <text:p text:style-name="P9"> </text:p>
            <text:p text:style-name="P9">    // if there is a fully resolved full name, check this next</text:p>
            <text:p text:style-name="P9">    if (fullName != OREF_NULL)</text:p>
            <text:p text:style-name="P9">    {</text:p>
            <text:p text:style-name="P9">        // if we've already loaded this in this instance, just return it.</text:p>
            <text:p text:style-name="P9">        package = getRequiresFile(fullName);</text:p>
            <text:p text:style-name="P9">        if (package != OREF_NULL)</text:p>
            <text:p text:style-name="P9">        {</text:p>
            <text:p text:style-name="P9">            // add this to the cache using the short name, since they resolve to the same</text:p>
            <text:p text:style-name="P9">            addRequiresFile(shortName, OREF_NULL, package);</text:p>
            <text:p text:style-name="P9">            return package;</text:p>
            <text:p text:style-name="P9">        }</text:p>
            <text:p text:style-name="P9"><text:soft-page-break/>    }</text:p>
            <text:p text:style-name="P9"> </text:p>
            <text:p text:style-name="P9">    // add the package manager to load this</text:p>
            <text:p text:style-name="P9">    ProtectedObject p;</text:p>
            <text:p text:style-name="P9">    RoutineClass *requiresFile = PackageManager::loadRequires(activity, shortName, fullName, p);</text:p>
            <text:p text:style-name="P9"> </text:p>
            <text:p text:style-name="P9">    if (requiresFile == OREF_NULL)             /* couldn't create this?             */</text:p>
            <text:p text:style-name="P9">    {</text:p>
            <text:p text:style-name="P9">        /* report an error                   */</text:p>
            <text:p text:style-name="P9">        reportException(Error_Routine_not_found_requires, shortName);</text:p>
            <text:p text:style-name="P9">    }</text:p>
            <text:p text:style-name="P9"> </text:p>
            <text:p text:style-name="P9">    package = requiresFile-&gt;getPackage();</text:p>
            <text:p text:style-name="P9">    // add this to the instance cache too, under both the long</text:p>
            <text:p text:style-name="P9">    // name and the fullName (if it was resolved)</text:p>
            <text:p text:style-name="P9">    addRequiresFile(shortName, fullName, package);</text:p>
            <text:p text:style-name="P9">    // for any requires file loaded to this instance, we run the prolog within the instance.</text:p>
            <text:p text:style-name="P9">    runRequires(activity, shortName, requiresFile);</text:p>
            <text:p text:style-name="P9"> </text:p>
            <text:p text:style-name="P9">    return package;</text:p>
            <text:p text:style-name="P9">}</text:p>
            <text:p text:style-name="P9"> </text:p>
            <text:p text:style-name="P9"> </text:p>
            <text:p text:style-name="P9">/**</text:p>
            <text:p text:style-name="P9"> * Load a ::requires file into this interpreter instance.</text:p>
            <text:p text:style-name="P9"> *</text:p>
            <text:p text:style-name="P9"> * @param activity  The current activity we're loading on.,</text:p>
            <text:p text:style-name="P9"> * @param shortName The original short name of this package.</text:p>
            <text:p text:style-name="P9"> * @param fullName  An expanded fully resolved file name.</text:p>
            <text:p text:style-name="P9"> *</text:p>
            <text:p text:style-name="P9"> * @return The loaded package class, if located.</text:p>
            <text:p text:style-name="P9"> */</text:p>
            <text:p text:style-name="P9">PackageClass *InterpreterInstance::loadRequires(RexxActivity *activity, RexxString *shortName, RexxArray *source)</text:p>
            <text:p text:style-name="P9">{</text:p>
            <text:p text:style-name="P9">    // if we've already loaded this in this instance, just return it.</text:p>
            <text:p text:style-name="P9">    PackageClass *package = getRequiresFile(shortName);</text:p>
            <text:p text:style-name="P9">    if (package != OREF_NULL)</text:p>
            <text:p text:style-name="P9">    {</text:p>
            <text:p text:style-name="P9">        return package;</text:p>
            <text:p text:style-name="P9">    }</text:p>
            <text:p text:style-name="P9"> </text:p>
            <text:p text:style-name="P9">    // add the package manager to load this</text:p>
            <text:p text:style-name="P9">    ProtectedObject p;</text:p>
            <text:p text:style-name="P9">    RoutineClass *requiresFile = PackageManager::loadRequires(activity, shortName, source, p);</text:p>
            <text:p text:style-name="P9"> </text:p>
            <text:p text:style-name="P9">    if (requiresFile == OREF_NULL)             /* couldn't create this?             */</text:p>
            <text:p text:style-name="P9">    {</text:p>
            <text:p text:style-name="P9">        /* report an error                   */</text:p>
            <text:p text:style-name="P9">        reportException(Error_Routine_not_found_requires, shortName);</text:p>
            <text:p text:style-name="P9">    }</text:p>
            <text:p text:style-name="P9"> </text:p>
            <text:p text:style-name="P9">    package = requiresFile-&gt;getPackage();</text:p>
            <text:p text:style-name="P9">    // add this to the instance cache too, under both the long</text:p>
            <text:p text:style-name="P9">    // name and the fullName (if it was resolved)</text:p>
            <text:p text:style-name="P9">    addRequiresFile(shortName, OREF_NULL, package);</text:p>
            <text:p text:style-name="P9"> </text:p>
            <text:p text:style-name="P9">    // for any requires file loaded to this instance, we run the prolog within the instance.</text:p>
            <text:p text:style-name="P9">    runRequires(activity, shortName, requiresFile);</text:p>
            <text:p text:style-name="P9"> </text:p>
            <text:p text:style-name="P9">    return package;</text:p>
            <text:p text:style-name="P9">}</text:p>
            <text:p text:style-name="P9"> </text:p>
            <text:p text:style-name="P9"> </text:p>
            <text:p text:style-name="P9">/**</text:p>
            <text:p text:style-name="P9"> * Load a ::requires file into this interpreter instance.</text:p>
            <text:p text:style-name="P9"> *</text:p>
            <text:p text:style-name="P9"> * @param activity  The current activity we're loading on.,</text:p>
            <text:p text:style-name="P9"> * @param shortName The original short name of this package.</text:p>
            <text:p text:style-name="P9"> * @param data      The source file data.</text:p>
            <text:p text:style-name="P9"> * @param length    The length of the source data.</text:p>
            <text:p text:style-name="P9"> *</text:p>
            <text:p text:style-name="P9"> * @return The loaded package class, if located.</text:p>
            <text:p text:style-name="P9"> */</text:p>
            <text:p text:style-name="P9">PackageClass *InterpreterInstance::loadRequires(RexxActivity *activity, RexxString <text:soft-page-break/>*shortName, const char *data, size_t length)</text:p>
            <text:p text:style-name="P9">{</text:p>
            <text:p text:style-name="P9">    // if we've already loaded this in this instance, just return it.</text:p>
            <text:p text:style-name="P9">    PackageClass *package = getRequiresFile(shortName);</text:p>
            <text:p text:style-name="P9">    if (package != OREF_NULL)</text:p>
            <text:p text:style-name="P9">    {</text:p>
            <text:p text:style-name="P9">        return package;</text:p>
            <text:p text:style-name="P9">    }</text:p>
            <text:p text:style-name="P9"> </text:p>
            <text:p text:style-name="P9">    // add the package manager to load this</text:p>
            <text:p text:style-name="P9">    ProtectedObject p;</text:p>
            <text:p text:style-name="P9">    RoutineClass *requiresFile = PackageManager::loadRequires(activity, shortName, data, length, p);</text:p>
            <text:p text:style-name="P9"> </text:p>
            <text:p text:style-name="P9">    if (requiresFile == OREF_NULL)             /* couldn't create this?             */</text:p>
            <text:p text:style-name="P9">    {</text:p>
            <text:p text:style-name="P9">        /* report an error                   */</text:p>
            <text:p text:style-name="P9">        reportException(Error_Routine_not_found_requires, shortName);</text:p>
            <text:p text:style-name="P9">    }</text:p>
            <text:p text:style-name="P9"> </text:p>
            <text:p text:style-name="P9">    package = requiresFile-&gt;getPackage();</text:p>
            <text:p text:style-name="P9">    // add this to the instance cache too, under both the long</text:p>
            <text:p text:style-name="P9">    // name and the fullName (if it was resolved)</text:p>
            <text:p text:style-name="P9">    addRequiresFile(shortName, OREF_NULL, package);</text:p>
            <text:p text:style-name="P9"> </text:p>
            <text:p text:style-name="P9">    // for any requires file loaded to this instance, we run the prolog within the instance.</text:p>
            <text:p text:style-name="P9">    runRequires(activity, shortName, requiresFile);</text:p>
            <text:p text:style-name="P9"> </text:p>
            <text:p text:style-name="P9">    return package;</text:p>
            <text:p text:style-name="P9">}</text:p>
            <text:p text:style-name="P7"> </text:p>
          </table:table-cell>
        </table:table-row>
      </table:table>
      <text:p text:style-name="P1"> </text:p>
      <text:h text:style-name="P21" text:outline-level="2">interpreter/runtime/InterpreterInstance.hpp</text:h>
      <table:table table:name="Tableau9" table:style-name="Tableau9">
        <table:table-column table:style-name="Tableau9.A"/>
        <table:table-row table:style-name="Tableau9.1">
          <table:table-cell table:style-name="Tableau9.A1" office:value-type="string">
            <text:p text:style-name="P8"> </text:p>
            <text:p text:style-name="P9">class PackageClass;</text:p>
            <text:p text:style-name="P7"> </text:p>
            <text:p text:style-name="P7">class InterpreterInstance : public RexxInternalObject</text:p>
            <text:p text:style-name="P7">{</text:p>
            <text:p text:style-name="P7"> </text:p>
            <text:p text:style-name="P7">public:</text:p>
            <text:p text:style-name="P7"> </text:p>
            <text:p text:style-name="Standard"><text:span text:style-name="T5">    </text:span><text:span text:style-name="T6">PackageClass *getRequiresFile(RexxString *name);</text:span></text:p>
            <text:p text:style-name="P9">    PackageClass *loadRequires(RexxActivity *activity, RexxString *shortName, const char *data, size_t length);</text:p>
            <text:p text:style-name="P9">    PackageClass *loadRequires(RexxActivity *activity, RexxString *shortName, RexxArray *source);</text:p>
            <text:p text:style-name="P9">    PackageClass *loadRequires(RexxActivity *activity, RexxString *shortName, RexxString *fullName);</text:p>
            <text:p text:style-name="P9">    void          runRequires(RexxActivity *activity, RexxString *name, RoutineClass *code);</text:p>
            <text:p text:style-name="P9">    void          addRequiresFile(RexxString *shortName, RexxString *fullName, PackageClass *package);</text:p>
            <text:p text:style-name="P7"> </text:p>
            <text:p text:style-name="P7">protected:</text:p>
            <text:p text:style-name="P7"> </text:p>
            <text:p text:style-name="Standard"><text:span text:style-name="T5">    </text:span><text:span text:style-name="T6">RexxDirectory       *requiresFiles;      // our list of requires files used by this instance</text:span></text:p>
            <text:p text:style-name="P7"> </text:p>
            <text:p text:style-name="P7">}</text:p>
          </table:table-cell>
        </table:table-row>
      </table:table>
      <text:p text:style-name="P1"> </text:p>
      <text:p text:style-name="P1"> </text:p>
      <text:h text:style-name="Heading_20_1" text:outline-level="1">RexxPackageLoader</text:h>
      <text:h text:style-name="Heading_20_2" text:outline-level="2">Rick</text:h>
      <text:p text:style-name="Standard"> </text:p>
      <text:p text:style-name="P12">&lt;Rony.Flatscher@wu-wien.ac.at&gt; wrote:</text:p>
      <text:p text:style-name="P12">&gt; Hi,</text:p>
      <text:p text:style-name="P12">&gt; </text:p>
      <text:p text:style-name="P12">&gt; a few little questions, before being able to go further at the moment:</text:p>
      <text:p text:style-name="P12">&gt; </text:p>
      <text:p text:style-name="P12">&gt; How would one be able to define some RexxPackageLoader function named</text:p>
      <text:p text:style-name="P12">&gt; "testLoader" in C++ code such that it can be used in the RexxPackageEntry</text:p>
      <text:p text:style-name="P12">&gt; field "loader"?</text:p>
      <text:p text:style-name="P12">&gt; (Would just need the correct function header and the first statement in the</text:p>
      <text:p text:style-name="P12">&gt; body for accessing the context object!)</text:p>
      <text:p text:style-name="P12"> </text:p>
      <text:p text:style-name="P12">The oorexxapi.h header defines the type signatures of the loader and</text:p>
      <text:p text:style-name="P12">unloader function.  The signatures</text:p>
      <text:p text:style-name="P12"> </text:p>
      <text:p text:style-name="P12">typedef void (RexxEntry *RexxPackageLoader)(RexxThreadContext *);</text:p>
      <text:p text:style-name="P12">typedef void (RexxEntry *RexxPackageUnloader)(RexxThreadContext *);</text:p>
      <text:p text:style-name="P12"> </text:p>
      <text:p text:style-name="P12">The RexxThreadContext instance is for the instance that initiated the</text:p>
      <text:p text:style-name="P12">load operations.  The load is performed</text:p>
      <text:p text:style-name="P12">on a process basis, so you'll only see one of these.  And, like all</text:p>
      <text:p text:style-name="P12">thread context calls, any objects references</text:p>
      <text:p text:style-name="P12">you cache in your C++ needs to be globally protected by using</text:p>
      <text:p text:style-name="P12">RequestGlobalReference() (and released</text:p>
      <text:p text:style-name="P12">using ReleaseGlobalReference() in the unloader).</text:p>
      <text:p text:style-name="P12"> </text:p>
      <text:p text:style-name="P12">&gt; </text:p>
      <text:p text:style-name="P12">&gt; Would this loader (and the matching unloader) be called once for each</text:p>
      <text:p text:style-name="P12">&gt; RexxInstance that loads/requires the library or would it be called once for</text:p>
      <text:p text:style-name="P12">&gt; all the RexxInstances in a process?</text:p>
      <text:p text:style-name="P12">&gt; </text:p>
      <text:p text:style-name="P12">Only once per process.</text:p>
      <text:p text:style-name="P12"> </text:p>
      <text:p text:style-name="P12"> </text:p>
      <text:p text:style-name="P12">&gt; The function RexxGetPackage() loads the library indicated in the</text:p>
      <text:p text:style-name="P12">&gt; OOREXX_GET_PACKAGE(package) stub. If a library got loaded as part of the new</text:p>
      <text:p text:style-name="P12">&gt; RexxCreateInterpreter using the option LOAD_REQUIRED_LIBRARY or via the</text:p>
      <text:p text:style-name="P12">&gt; loadLibrary()-API, then does RexxGetPackage() get executed as well?</text:p>
      <text:p text:style-name="P12"> </text:p>
      <text:p text:style-name="P12">It's all the same mechanism.</text:p>
      <text:p text:style-name="P12"> </text:p>
      <text:p text:style-name="P12">&gt; </text:p>
      <text:p text:style-name="P12">&gt; If so, how could one load a different set of  functions/routines that are</text:p>
      <text:p text:style-name="P12">&gt; defined in a different package library in the same dll/so and causing the</text:p>
      <text:p text:style-name="P12">&gt; RexxGetPackage() to *not* be executed anymore, if a Rexx program requires</text:p>
      <text:p text:style-name="P12">&gt; that very same dll/so later on?</text:p>
      <text:p text:style-name="P12"> </text:p>
      <text:p text:style-name="P12">Huh?  A package is a self-contained entitiy, and it defines just one</text:p>
      <text:p text:style-name="P12">set of information.</text:p>
      <text:p text:style-name="P12">If you wish to have other packages sharing code, then create a small</text:p>
      <text:p text:style-name="P12"><text:soft-page-break/>DLL that only</text:p>
      <text:p text:style-name="P12">defines the package functions you require but link to the larger body</text:p>
      <text:p text:style-name="P12">of code for the</text:p>
      <text:p text:style-name="P12">actual implementation.</text:p>
      <text:p text:style-name="P12"> </text:p>
      <text:p text:style-name="P12">&gt; [Use case: if the Rexx interpreter gets invoked via Java, then the external</text:p>
      <text:p text:style-name="P12">&gt; functions to load or unload Java itself must not be made available.  Hence</text:p>
      <text:p text:style-name="P12">&gt; one would need to create another package with the desired external</text:p>
      <text:p text:style-name="P12">&gt; functions, but how would one load that package then, as currently it seems</text:p>
      <text:p text:style-name="P12">&gt; that one needs to use the name of the dll/so library?]</text:p>
      <text:p text:style-name="P12"> </text:p>
      <text:p text:style-name="P12">Use multiple packages, like I indicated.</text:p>
      <text:p text:style-name="P12"> </text:p>
      <text:p text:style-name="P12">&gt; </text:p>
      <text:p text:style-name="P12">&gt; Are all loaded native routines (via requires-library or the loadLibrary-API)</text:p>
      <text:p text:style-name="P12">&gt; available to all programs running under a certain RexxInstance or visible</text:p>
      <text:p text:style-name="P12">&gt; among all RexxInstances in a process?</text:p>
      <text:p text:style-name="P12"> </text:p>
      <text:p text:style-name="P11">They are all visibile globally.</text:p>
      <text:p text:style-name="P11"> </text:p>
      <text:h text:style-name="P21" text:outline-level="2">Rony</text:h>
      <text:p text:style-name="P11"> </text:p>
      <text:p text:style-name="P11"> </text:p>
      <text:p text:style-name="P14">Thanks, this allowed me to define:</text:p>
      <text:p text:style-name="P19">// typedef void (RexxEntry *RexxPackageLoader)(RexxThreadContext *);</text:p>
      <text:p text:style-name="P19">void RexxEntry testLoader (RexxThreadContext *rtc)</text:p>
      <text:p text:style-name="P19">{</text:p>
      <text:p text:style-name="P19">    fprintf(stderr, "in testLoader() ...\n");</text:p>
      <text:p text:style-name="P19">    fprintf(stderr, "in testLoader()  rtc=[%p]...\n", rtc);</text:p>
      <text:p text:style-name="P19">    fprintf(stderr, "in testLoader() .Nil=[%s]...\n", rtc-&gt;ObjectToStringValue(rtc-&gt;Nil()));</text:p>
      <text:p text:style-name="P19">    fflush(stderr);</text:p>
      <text:p text:style-name="P19">}</text:p>
      <text:p text:style-name="P19"> </text:p>
      <text:p text:style-name="P19"> </text:p>
      <text:p text:style-name="P19">// typedef void (RexxEntry *RexxPackageUnloader)(RexxThreadContext *);</text:p>
      <text:p text:style-name="P19">void RexxEntry testUnloader (RexxThreadContext * rtc)</text:p>
      <text:p text:style-name="P19">{</text:p>
      <text:p text:style-name="P19">    fprintf(stderr, "in testUnloader() ...\n");</text:p>
      <text:p text:style-name="P19">    fflush(stderr);</text:p>
      <text:p text:style-name="P19">}</text:p>
      <text:p text:style-name="P19"> </text:p>
      <text:p text:style-name="P19">  </text:p>
      <text:p text:style-name="P14">Using them later as:</text:p>
      <text:p text:style-name="P19">RexxPackageEntry testLib2_package_entry =</text:p>
      <text:p text:style-name="P19">{</text:p>
      <text:p text:style-name="P19"><text:soft-page-break/>    STANDARD_PACKAGE_HEADER</text:p>
      <text:p text:style-name="P19">    REXX_INTERPRETER_4_0_0,             // anything after 4.0.0 will work</text:p>
      <text:p text:style-name="P19">    "testLib-AnyName",                  // name of the package</text:p>
      <text:p text:style-name="P19">    "0.0",                              // package information</text:p>
      <text:p text:style-name="P19">    testLoader,                         // load function</text:p>
      <text:p text:style-name="P19">    testUnloader,                       // unload function</text:p>
      <text:p text:style-name="P19">    testLib2_functions,                 // the exported functions</text:p>
      <text:p text:style-name="P19">    NULL                                // no  exported methods</text:p>
      <text:p text:style-name="P19">};</text:p>
      <text:p text:style-name="P19">  </text:p>
      <text:p text:style-name="P13">Running a script from the command line (under Windows XP) shows that testLoader() is invoked (it's output can be seen), however the RexxPackageUnloader testUnloader() is not (its output is missing)! </text:p>
      <text:p text:style-name="P13"> </text:p>
      <text:h text:style-name="P21" text:outline-level="2">Rick </text:h>
      <text:p text:style-name="P13"> </text:p>
      <text:p text:style-name="P12">And the route to getting that fixed is to open a bug report.</text:p>
      <text:p text:style-name="P12"> </text:p>
      <text:p text:style-name="P12">Note however, that the call point is the shutdown of the process Rexx</text:p>
      <text:p text:style-name="P12">environment, which</text:p>
      <text:p text:style-name="P12">is generally at process termination.</text:p>
      <text:h text:style-name="P22" text:outline-level="1">Libraries</text:h>
      <text:p text:style-name="Standard"><text:a xlink:type="simple" xlink:href="http://sourceforge.net/mailarchive/message.php?msg_name=33bd05330905090455pf6aeb75v6a0d053cf3117f85%40mail.gmail.com"><text:span text:style-name="Internet_20_link"><text:span text:style-name="T1">http://sourceforge.net/mailarchive/message.php?msg_name=33bd05330905090455pf6aeb75v6a0d053cf3117f85%40mail.gmail.com</text:span></text:span></text:a></text:p>
      <text:p text:style-name="P1"> </text:p>
      <text:p text:style-name="P16"><text:span text:style-name="T1">On Sat, May 9, 2009 at 5:44 AM, Rony G. Flatscher<text:line-break/>&lt;</text:span><text:a xlink:type="simple" xlink:href="mailto:Rony.Flatscher@wu-wien.ac.at"><text:span text:style-name="Internet_20_link"><text:span text:style-name="T1">Rony.Flatscher@wu-wien.ac.at</text:span></text:span></text:a><text:span text:style-name="T1">&gt; wrote:<text:line-break/>&gt; Given the following scenario:<text:line-break/>&gt;<text:line-break/>&gt; an interpreter instance is created with RexxCreateInterpreter(), loading a<text:line-break/>&gt; native library "ABC" via the options argument, all loaded routines will be<text:line-break/>&gt; visible from thereon to every program that gets called<text:line-break/>&gt; using CallProgram() for some program "d.rex" which loads a library "DEF",<text:line-break/>&gt; then ends<text:line-break/>&gt; using CallProgram() for some program "g.rex" which loads a library "GHI",<text:line-break/>&gt; then ends<text:line-break/>&gt; using CallProgram() for some program "j.rex" which loads a library "JKL",<text:line-break/>&gt; then continues to run and via native code there will be callbacks to ooRexx<text:line-break/>&gt; that occur via another CallProgram() from native code<text:line-break/>&gt;<text:line-break/>&gt; Questions:<text:line-break/>&gt;<text:line-break/>&gt; in 3. above: would all public routines and public classes that got loaded in<text:line-break/>&gt; 2. (e.g. via a "::requires DEF") be visible in 3. ?</text:span></text:p>
      <text:p text:style-name="Standard"><text:span text:style-name="T3">Rick :<text:line-break/>Libraries are NOT the same as ooRexx files loaded via ::requires.<text:line-break/>They don't have the concept of<text:line-break/>"public_routines" and "public_classes"  Libraries don't even define<text:line-break/>"classes", only the code backing methods<text:line-break/>that can be used in class definitions. A ::requires LIBRARY merely<text:line-break/>ensures that an external<text:line-break/>library is a vailable and is loaded befere the program starts<text:line-break/>executing.  The routines in the library<text:line-break/>are GLOBAL, not PUBLIC, which is a concept that only applies to<text:line-break/>routines created using<text:line-break/>::ROUTINE in another Rexx source package.</text:span><text:span text:style-name="T1"><text:line-break/><text:line-break/>&gt; would the program in 4. see all public routines and public classes of the<text:line-break/>&gt; previously loaded libraries DEF and GHI ?<text:line-break/><text:line-break/></text:span><text:span text:style-name="T3">Rick :<text:line-break/>Same answer.  This question has no meaning for libraries.</text:span><text:span text:style-name="T1"><text:line-break/><text:line-break/>&gt; for a callback from native code to Rexx in 4. above, which public<text:line-break/>&gt; routines/classes would be available to the callback, how would one be able<text:line-break/>&gt; to use (actually to fetch a reference to) those available public<text:line-break/>&gt; routines/classes?<text:line-break/><text:line-break/></text:span><text:span text:style-name="T3">Rick :<text:line-break/></text:span><text:soft-page-break/><text:span text:style-name="T3">Guess what, same ansewr.</text:span><text:span text:style-name="T1"><text:line-break/><text:line-break/>&gt;<text:line-break/>&gt; Scenario: the only thing available to native code currently is a reference<text:line-break/>&gt; to an ooRexx object that got stored in the native interface layer in an<text:line-break/>&gt; earlier call from a running Rexx program.<text:line-break/>&gt; It would be possible to fetch a reference to routine's package object and<text:line-break/>&gt; store that with the ooRexx object and then on callbacks use that. Is this<text:line-break/>&gt; advisable?<text:line-break/><text:line-break/></text:span><text:span text:style-name="T3">Rick :<text:line-break/>Routine objects are just ooRexx objects, so the question of storing a reference<text:line-break/>of that object with another object is no different just because it<text:line-break/>happens to be<text:line-break/>a Routine object.  If you can obtain the routine object instance,<text:line-break/>there are mechanisms<text:line-break/>that allow you to store it.  The big question is what are you really<text:line-break/>trying to do here?<text:line-break/>This does not sound like an something that would make much sense.</text:span><text:span text:style-name="T1"><text:line-break/><text:line-break/>&gt;<text:line-break/>&gt; if this is possible at all: how could one determine from native code whether<text:line-break/>&gt; a given library is loaded and if so, how could one get access to its<text:line-break/>&gt; routines and classes?<text:line-break/><text:line-break/></text:span><text:span text:style-name="T3">Rick :<text:line-break/>Again, this question has no meaning.  There is no library object you can query,<text:line-break/>Libraries do not define classes.  The routines are part of the global<text:line-break/>environmemt.<text:line-break/>If you need the library, just ensure the bloody thing is loaded and<text:line-break/>make the calls.<text:line-break/>If you wish to make the load dynamic, there are many mechanisms available to do<text:line-break/>this.  If the library is already loaded, it will not be loaded as second time.</text:span></text:p>
      <text:p text:style-name="P1"> </text:p>
      <text:p text:style-name="P1">======================</text:p>
      <text:p text:style-name="P1"> </text:p>
      <text:p text:style-name="P1">Rony</text:p>
      <text:p text:style-name="P1"> </text:p>
      <text:p text:style-name="P1">O.K. so for using the same terms and to not mixing-up concepts I would use the term "library" for (global) routines loaded from native code, and "package" for "Rexx source package" for routines and classes defined in a Rexx program that gets called or required and which public routines and public classes are accessible thereafter.<text:line-break/><text:line-break/>So there are two different sets of questions then.<text:line-break/><text:line-break/>Questions ad libraries:</text:p>
      <text:list xml:id="list36341436" text:style-name="WW8Num2">
        <text:list-item>
          <text:p text:style-name="P15"><text:span text:style-name="T1">is it possible to learn which global routines are present (loaded) ?<text:line-break/></text:span><text:span text:style-name="T3">Rick : </text:span><text:span text:style-name="T9">No, other than to try to call them.</text:span></text:p>
        </text:list-item>
        <text:list-item>
          <text:p text:style-name="P15"><text:span text:style-name="T1">is it possible to learn which libraries are present (loaded) ?<text:line-break/></text:span><text:span text:style-name="T3">Rick : No</text:span></text:p>
        </text:list-item>
      </text:list>
      <text:p text:style-name="Standard"><text:soft-page-break/><text:span text:style-name="T1"><text:line-break/></text:span>Questions ad packages:</text:p>
      <text:list xml:id="list36328230" text:style-name="WW8Num1">
        <text:list-item>
          <text:p text:style-name="P3">using one interpreter instance to execute one Rexx program "D.rex" that requires a package (e.g. named "DEF.rex"), that defines public routines and public classes,</text:p>
        </text:list-item>
        <text:list-item>
          <text:p text:style-name="P3">after the program "D.rex" ended and using the same interpreter instance to execute another Rexx program "G.rex": are the public routines and classes from the previously required "DEF.rex" visible available to "G.rex", although the package "DEF.rex" was required by a different program "D.rex" that ran before invoking "G.rex"?</text:p>
        </text:list-item>
      </text:list>
      <text:p text:style-name="P20"><text:span text:style-name="T3">Rick : Only if G.rex requires the same DEF.rex package.  Visibility is defined by the<text:line-break/>requirements of an individual package, not on what activity may have occured<text:line-break/>previously</text:span><text:span text:style-name="T1">.</text:span></text:p>
      <text:p text:style-name="P1">If "package" would not be the right term for "Rexx source package", what term should be used instead?</text:p>
      <text:p text:style-name="P4">Rick : package is the correct term.</text:p>
      <text:p text:style-name="P1"> </text:p>
      <text:p text:style-name="P1">========================================</text:p>
      <text:p text:style-name="P1"> </text:p>
      <text:p text:style-name="P1">Rony</text:p>
      <text:p text:style-name="P1"> </text:p>
      <text:p text:style-name="P1">In my current state of the code for BSF4Rexx for the new APIs it becomes<text:line-break/>possible to refer to ooRexx objects from Java. To do that a RexxProxy is<text:line-break/>defined at the Java side referring to a ooRexx object, which is<text:line-break/>registered (and locked) at the native layer.<text:line-break/><text:line-break/>There are two fundamentally different modes of operation in BSF4Rexx:<text:line-break/>one is using external functions only, the other one (the preferred one,<text:line-break/>because it makes things much easier for the ooRexx coder) requires a<text:line-break/>package named "BSF.CLS" (this will also change a fundamental setting at<text:line-break/>the Java side of the respective BSF4Rexx engine and expects data from<text:line-break/>thereon to be encoded in a special way).<text:line-break/><text:line-break/>Now, if the public routines and public classes of "BSF.CLS" were<text:line-break/>available at the time the ooRexx proxy was created, I would need to<text:line-break/>execute a public routine from that package before sending the Rexx<text:line-break/>object the message received from the Java side.<text:line-break/><text:line-break/>So the question would be: how can I figure out for an ooRexx object what<text:line-break/>package definitions are available for it, if the call does not come from<text:line-break/>Rexx, but from JNI ? In this scenario neither GetMessagePackage() nor<text:line-break/>GetRoutinePackage() are available [in principle it should be possible<text:line-break/>that a RexxProxy on the Java side can be used for another<text:line-break/>RexxInterpreter instance spun off via a different engine instance there].</text:p>
      <text:p text:style-name="P1"> </text:p>
      <text:p text:style-name="P1"> </text:p>
      <text:p text:style-name="P4">Rick :</text:p>
      <text:p text:style-name="P4">There is no such concept of "packages avaiable to a rexx object".<text:line-break/>Package visibility refers to code instances, not the objecs to which<text:line-break/>code happens to be attached in the form of methos.  An individual<text:line-break/>object may have methods that are defined with many different levels of<text:line-break/><text:soft-page-break/>visibility.  Again, this is a question that can't be answered because<text:line-break/>it does not map to any concepts in the langu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6:08:00</meta:creation-date>
    <dc:creator>JFaucher</dc:creator>
    <dc:date>2009-06-07T21:10:00</dc:date>
    <meta:editing-cycles>6</meta:editing-cycles>
    <meta:editing-duration>PT00H04M00S</meta:editing-duration>
    <meta:document-statistic meta:table-count="9" meta:image-count="0" meta:object-count="0" meta:page-count="19" meta:paragraph-count="624" meta:word-count="4496" meta:character-count="33807"/>
    <meta:generator>OpenOffice.org/3.2$Win32 OpenOffice.org_project/320m18$Build-9502</meta:generator>
  </office:meta>
</office:document-meta>
</file>